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71f" officeooo:paragraph-rsid="000b171f"/>
    </style:style>
    <style:style style:name="P2" style:family="paragraph" style:parent-style-name="Standard" style:list-style-name="L1">
      <style:text-properties officeooo:rsid="000b171f" officeooo:paragraph-rsid="000b171f"/>
    </style:style>
    <style:style style:name="P3" style:family="paragraph" style:parent-style-name="Standard" style:list-style-name="L2">
      <style:text-properties officeooo:rsid="000b171f" officeooo:paragraph-rsid="000b171f"/>
    </style:style>
    <style:style style:name="P4" style:family="paragraph" style:parent-style-name="Standard" style:list-style-name="L9">
      <style:text-properties officeooo:rsid="000b171f" officeooo:paragraph-rsid="000b171f"/>
    </style:style>
    <style:style style:name="P5" style:family="paragraph" style:parent-style-name="Standard" style:list-style-name="L10">
      <style:text-properties officeooo:rsid="000b171f" officeooo:paragraph-rsid="000b171f"/>
    </style:style>
    <style:style style:name="P6" style:family="paragraph" style:parent-style-name="Standard" style:list-style-name="L11">
      <style:text-properties officeooo:rsid="000b171f" officeooo:paragraph-rsid="000b171f"/>
    </style:style>
    <style:style style:name="P7" style:family="paragraph" style:parent-style-name="Standard" style:list-style-name="L12">
      <style:text-properties officeooo:rsid="000b171f" officeooo:paragraph-rsid="000b171f"/>
    </style:style>
    <style:style style:name="P8" style:family="paragraph" style:parent-style-name="Standard" style:list-style-name="L13">
      <style:text-properties officeooo:rsid="000b171f" officeooo:paragraph-rsid="000b171f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171f" officeooo:paragraph-rsid="000b171f" style:font-weight-asian="bold" style:font-weight-complex="bold"/>
    </style:style>
    <style:style style:name="P10" style:family="paragraph" style:parent-style-name="Standard">
      <style:text-properties officeooo:rsid="000d0ba0" officeooo:paragraph-rsid="000d0ba0"/>
    </style:style>
    <style:style style:name="P11" style:family="paragraph" style:parent-style-name="Standard">
      <style:text-properties officeooo:rsid="000e4eee" officeooo:paragraph-rsid="000e4eee"/>
    </style:style>
    <style:style style:name="T1" style:family="text">
      <style:text-properties officeooo:rsid="000d0ba0"/>
    </style:style>
    <style:style style:name="T2" style:family="text">
      <style:text-properties officeooo:rsid="000e4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AMPOS QUE TENEMOS DE MOMENTO 01/05/21</text:p>
      <text:p text:style-name="P1"/>
      <text:p text:style-name="P1"/>
      <text:p text:style-name="P1">RECETA</text:p>
      <text:list xml:id="list416057338" text:style-name="L1">
        <text:list-item>
          <text:p text:style-name="P2">idReceta</text:p>
        </text:list-item>
        <text:list-item>
          <text:p text:style-name="P2">Nombre</text:p>
        </text:list-item>
        <text:list-item>
          <text:p text:style-name="P2">Categoría</text:p>
        </text:list-item>
        <text:list-item>
          <text:p text:style-name="P2">Dificultad</text:p>
        </text:list-item>
        <text:list-item>
          <text:p text:style-name="P2">Tiempo</text:p>
        </text:list-item>
        <text:list-item>
          <text:p text:style-name="P2">Tipo</text:p>
        </text:list-item>
        <text:list-item>
          <text:p text:style-name="P2">Descripción</text:p>
        </text:list-item>
      </text:list>
      <text:p text:style-name="P1">CATEGORÍA</text:p>
      <text:list xml:id="list3919705868" text:style-name="L2">
        <text:list-item>
          <text:p text:style-name="P3">idCategoria</text:p>
        </text:list-item>
        <text:list-item>
          <text:p text:style-name="P3">Categoría</text:p>
        </text:list-item>
      </text:list>
      <text:p text:style-name="P1">DIFICULTAD</text:p>
      <text:list xml:id="list590698287" text:style-name="L9">
        <text:list-item>
          <text:p text:style-name="P4">idDificultad</text:p>
        </text:list-item>
        <text:list-item>
          <text:p text:style-name="P4">Dificultad</text:p>
        </text:list-item>
      </text:list>
      <text:p text:style-name="P1">INGREDIENTES</text:p>
      <text:list xml:id="list1911040207" text:style-name="L10">
        <text:list-item>
          <text:p text:style-name="P5">idIngrediente</text:p>
        </text:list-item>
        <text:list-item>
          <text:p text:style-name="P5">idReceta</text:p>
        </text:list-item>
        <text:list-item>
          <text:p text:style-name="P5">Ingrediente</text:p>
        </text:list-item>
      </text:list>
      <text:p text:style-name="P1">PASOS</text:p>
      <text:list xml:id="list769783747" text:style-name="L11">
        <text:list-item>
          <text:p text:style-name="P6">Paso</text:p>
        </text:list-item>
        <text:list-item>
          <text:p text:style-name="P6">Instrucción</text:p>
        </text:list-item>
        <text:list-item>
          <text:p text:style-name="P6">idReceta</text:p>
        </text:list-item>
      </text:list>
      <text:p text:style-name="P1">PRECIO</text:p>
      <text:list xml:id="list498573904" text:style-name="L12">
        <text:list-item>
          <text:p text:style-name="P7">idPrecio</text:p>
        </text:list-item>
        <text:list-item>
          <text:p text:style-name="P7">Precio</text:p>
        </text:list-item>
      </text:list>
      <text:p text:style-name="P1">PREFERENCIAS</text:p>
      <text:list xml:id="list1949150194" text:style-name="L13">
        <text:list-item>
          <text:p text:style-name="P8">idPreferencia</text:p>
        </text:list-item>
        <text:list-item>
          <text:p text:style-name="P8">Preferencia</text:p>
        </text:list-item>
      </text:list>
      <text:p text:style-name="P1"/>
      <text:p text:style-name="P1"/>
      <text:p text:style-name="P9">ANOTACIONES</text:p>
      <text:p text:style-name="P1"/>
      <text:p text:style-name="P1">* <text:span text:style-name="T1">Ingredientes: La tabla ingredientes parece que puede contener valores repetidos en el campo “Ingrediente”. ¿Al final no hay una tabla que contenga una lista de todos los ingredientes sin repetirse y un id?. Esa tabla podría estar enlazada con la “Tabla Ingredientes” actual de esta forma:</text:span></text:p>
      <text:p text:style-name="P1"/>
      <text:p text:style-name="P10">RECETA<text:tab/><text:tab/>TABLA INGREDIENTES ACTUAL<text:tab/>TABLA INGRED. NUEVA</text:p>
      <text:p text:style-name="P10">idReceta <text:s text:c="16"/>→ <text:s text:c="12"/>idReceta + idIngrediente <text:s text:c="7"/>← <text:s text:c="3"/>idIngrediente +NombreIngrediente</text:p>
      <text:p text:style-name="P10"/>
      <text:p text:style-name="P10"/>
      <text:p text:style-name="P10">Esto sería necesario para hacer la búsqueda predictiva (que aun está claro que se pueda hacer). </text:p>
      <text:p text:style-name="P10"/>
      <text:p text:style-name="P10">Si existe bién sino pues tendríamos que permitir que el usuario agregue lo que quiera y luego ir a buscar a la tabla actual las recetas que contengan alguno de los ingredientes seleccionados.</text:p>
      <text:p text:style-name="P10"/>
      <text:p text:style-name="P10">* TABLA_PASOS: el idReceta está en este formato: '[74146]' siendo de tipo Text, mientras que en los demás es un Integer. ¿Podéis poner este campo también como INT y quitar los corchetes?</text:p>
      <text:p text:style-name="P11">Estaría bien si fuera posible ponerle un idPasos autoincremental en la tabla.</text:p>
      <text:p text:style-name="P10"/>
      <text:p text:style-name="P10"><text:soft-page-break/>* TABLA PRINCIPAL (de recetas): El campo “Descripcion” parece contener una lista pequeña de ingredientes. <text:span text:style-name="T2">¿No debería incluir algun resumen o algo de la receta?</text:span></text:p>
      <text:p text:style-name="P11">¿Se podría incluir la URL de las imagenes?, a ver como podríamos hacer para poner una marca de agua en ellas.</text:p>
      <text:p text:style-name="P10">Además en esa tabla parece que están triplicados los valores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22:50:49.074264106</meta:creation-date>
    <dc:date>2021-05-01T23:18:56.598799588</dc:date>
    <meta:editing-duration>PT7M47S</meta:editing-duration>
    <meta:editing-cycles>1</meta:editing-cycles>
    <meta:document-statistic meta:table-count="0" meta:image-count="0" meta:object-count="0" meta:page-count="2" meta:paragraph-count="40" meta:word-count="267" meta:character-count="1650" meta:non-whitespace-character-count="1404"/>
    <meta:generator>LibreOffice/7.0.5.2$Linux_X86_64 LibreOffice_project/00$Build-2</meta:generator>
  </office:meta>
</office:document-meta>
</file>